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color="#808080" draw:fill="none" draw:textarea-horizontal-align="justify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80808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55cm" svg:height="1.79cm" svg:x="14.641cm" svg:y="12.415cm">
          <text:p text:style-name="P1">binair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155cm" svg:height="1.79cm" svg:x="22.602cm" svg:y="12.452cm">
          <text:p text:style-name="P1">tex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5.443cm" svg:height="1.815cm" svg:x="15.238cm" svg:y="5.876cm">
          <text:p text:style-name="P1">DataInputStream</text:p>
          <text:p text:style-name="P1">DataOutputStr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27cm" svg:height="1.815cm" svg:x="21.221cm" svg:y="5.876cm">
          <text:p text:style-name="P1">Scanner</text:p>
          <text:p text:style-name="P1">PrintWr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1.595cm" svg:height="3.644cm" svg:x="14.702cm" svg:y="4.555cm">
          <text:p text:style-name="P1">Données primitiv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818cm" svg:height="2.797cm" svg:x="11.506cm" svg:y="8.843cm">
          <text:p text:style-name="P1"><text:s text:c="5"/>Bas <text:line-break/> <text:s text:c="4"/>nivea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37cm" svg:height="1.815cm" svg:x="12.183cm" svg:y="9.335cm">
          <text:p text:style-name="P1">FileInputStream</text:p>
          <text:p text:style-name="P1">FileOutputStr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27cm" svg:height="1.815cm" svg:x="21.259cm" svg:y="9.278cm">
          <text:p text:style-name="P1">FileReader</text:p>
          <text:p text:style-name="P1">FileWr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838cm" svg:height="3.664cm" svg:x="7.528cm" svg:y="4.583cm">
          <text:p text:style-name="P1">Obje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34cm" svg:height="1.855cm" svg:x="7.98cm" svg:y="5.837cm">
          <text:p text:style-name="P1">ObjectInputStream</text:p>
          <text:p text:style-name="P1">ObjectOutputStr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5.738cm" svg:y1="11.129cm" svg:x2="15.738cm" svg:y2="12.438cm">
          <text:p/>
        </draw:line>
        <draw:line draw:style-name="gr4" draw:text-style-name="P1" draw:layer="layout" svg:x1="23.703cm" svg:y1="11.103cm" svg:x2="23.703cm" svg:y2="12.412cm">
          <text:p/>
        </draw:line>
        <draw:line draw:style-name="gr4" draw:text-style-name="P1" draw:layer="layout" svg:x1="17.974cm" svg:y1="7.693cm" svg:x2="15.875cm" svg:y2="9.247cm">
          <text:p/>
        </draw:line>
        <draw:line draw:style-name="gr4" draw:text-style-name="P1" draw:layer="layout" svg:x1="23.457cm" svg:y1="7.72cm" svg:x2="23.458cm" svg:y2="9.192cm">
          <text:p/>
        </draw:line>
        <draw:line draw:style-name="gr4" draw:text-style-name="P1" draw:layer="layout" svg:x1="10.829cm" svg:y1="7.692cm" svg:x2="15.629cm" svg:y2="9.2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Codutti</meta:initial-creator>
    <meta:creation-date>2010-06-23T08:45:25</meta:creation-date>
    <dc:date>2010-06-23T10:04:12</dc:date>
    <dc:creator>Marco Codutti</dc:creator>
    <meta:editing-duration>PT00H29M23S</meta:editing-duration>
    <meta:editing-cycles>4</meta:editing-cycles>
    <meta:generator>OpenOffice.org/3.2$Linux OpenOffice.org_project/320m12$Build-9483</meta:generator>
    <meta:document-statistic meta:object-count="15"/>
  </office:meta>
</office:document-meta>
</file>